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8304c" officeooo:paragraph-rsid="0008304c"/>
    </style:style>
    <style:style style:name="P2" style:family="paragraph" style:parent-style-name="Preformatted_20_Text">
      <style:text-properties officeooo:rsid="0008304c" officeooo:paragraph-rsid="000de9b3"/>
    </style:style>
    <style:style style:name="P3" style:family="paragraph" style:parent-style-name="Preformatted_20_Text">
      <style:text-properties officeooo:rsid="000de9b3" officeooo:paragraph-rsid="000de9b3"/>
    </style:style>
    <style:style style:name="P4" style:family="paragraph" style:parent-style-name="Preformatted_20_Text">
      <style:text-properties officeooo:rsid="000fa446" officeooo:paragraph-rsid="000fa446"/>
    </style:style>
    <style:style style:name="P5" style:family="paragraph" style:parent-style-name="Preformatted_20_Text">
      <style:text-properties officeooo:rsid="000fa446" officeooo:paragraph-rsid="00143be1"/>
    </style:style>
    <style:style style:name="P6" style:family="paragraph" style:parent-style-name="Preformatted_20_Text">
      <style:text-properties officeooo:rsid="000fa446" officeooo:paragraph-rsid="002334cc"/>
    </style:style>
    <style:style style:name="P7" style:family="paragraph" style:parent-style-name="Preformatted_20_Text">
      <style:text-properties officeooo:rsid="0011a034" officeooo:paragraph-rsid="00143be1"/>
    </style:style>
    <style:style style:name="P8" style:family="paragraph" style:parent-style-name="Preformatted_20_Text">
      <style:text-properties officeooo:rsid="0015bfc3" officeooo:paragraph-rsid="00143be1"/>
    </style:style>
    <style:style style:name="P9" style:family="paragraph" style:parent-style-name="Preformatted_20_Text">
      <style:text-properties officeooo:rsid="0015bfc3" officeooo:paragraph-rsid="0015bfc3"/>
    </style:style>
    <style:style style:name="P10" style:family="paragraph" style:parent-style-name="Preformatted_20_Text">
      <style:paragraph-properties fo:text-align="center" style:justify-single-word="false"/>
      <style:text-properties officeooo:rsid="0015bfc3" officeooo:paragraph-rsid="0015bfc3"/>
    </style:style>
    <style:style style:name="P11" style:family="paragraph" style:parent-style-name="Preformatted_20_Text">
      <style:paragraph-properties fo:text-align="justify" style:justify-single-word="false"/>
      <style:text-properties officeooo:rsid="0015bfc3" officeooo:paragraph-rsid="0015bfc3"/>
    </style:style>
    <style:style style:name="P12" style:family="paragraph" style:parent-style-name="Preformatted_20_Text">
      <style:text-properties officeooo:rsid="0018b947" officeooo:paragraph-rsid="001b1f7d"/>
    </style:style>
    <style:style style:name="P13" style:family="paragraph" style:parent-style-name="Preformatted_20_Text">
      <style:text-properties officeooo:rsid="00194ce0" officeooo:paragraph-rsid="00194ce0"/>
    </style:style>
    <style:style style:name="P14" style:family="paragraph" style:parent-style-name="Preformatted_20_Text">
      <style:text-properties officeooo:rsid="001ced04" officeooo:paragraph-rsid="001ced04"/>
    </style:style>
    <style:style style:name="P15" style:family="paragraph" style:parent-style-name="Preformatted_20_Text">
      <style:text-properties officeooo:rsid="00216244" officeooo:paragraph-rsid="00216244"/>
    </style:style>
    <style:style style:name="P16" style:family="paragraph" style:parent-style-name="Preformatted_20_Text">
      <style:text-properties officeooo:rsid="002334cc" officeooo:paragraph-rsid="002334cc"/>
    </style:style>
    <style:style style:name="P17" style:family="paragraph" style:parent-style-name="Preformatted_20_Text">
      <style:text-properties officeooo:rsid="0027effe" officeooo:paragraph-rsid="0027effe"/>
    </style:style>
    <style:style style:name="P18" style:family="paragraph" style:parent-style-name="Preformatted_20_Text">
      <style:text-properties officeooo:rsid="0026295d" officeooo:paragraph-rsid="0027effe"/>
    </style:style>
    <style:style style:name="P19" style:family="paragraph" style:parent-style-name="Preformatted_20_Text">
      <style:text-properties officeooo:rsid="0029e34a" officeooo:paragraph-rsid="0029e34a"/>
    </style:style>
    <style:style style:name="P20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15bfc3" officeooo:paragraph-rsid="0015bfc3"/>
    </style:style>
    <style:style style:name="P21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1b1f7d" officeooo:paragraph-rsid="001b1f7d"/>
    </style:style>
    <style:style style:name="P22" style:family="paragraph" style:parent-style-name="Preformatted_20_Text">
      <style:text-properties officeooo:rsid="002ae0df" officeooo:paragraph-rsid="002ae0df"/>
    </style:style>
    <style:style style:name="T1" style:family="text">
      <style:text-properties officeooo:rsid="000de9b3"/>
    </style:style>
    <style:style style:name="T2" style:family="text">
      <style:text-properties officeooo:rsid="0011a034"/>
    </style:style>
    <style:style style:name="T3" style:family="text">
      <style:text-properties officeooo:rsid="00146405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94ce0" fo:background-color="transparent" loext:char-shading-value="0"/>
    </style:style>
    <style:style style:name="T6" style:family="text">
      <style:text-properties officeooo:rsid="002334cc"/>
    </style:style>
    <style:style style:name="T7" style:family="text">
      <style:text-properties officeooo:rsid="0027e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ETWORK PASS: robotcraft2016</text:p>
      <text:p text:style-name="P17"/>
      <text:p text:style-name="P14"><text:span text:style-name="T7">RASPERRYPI: </text:span>ssh pi@192.168.1.16 </text:p>
      <text:p text:style-name="P14"/>
      <text:p text:style-name="P18"><text:span text:style-name="T7">RASPERRYPI: </text:span>Flash12344321</text:p>
      <text:p text:style-name="P14"/>
      <text:p text:style-name="P15">roslaunch flash_ai flash.launch</text:p>
      <text:p text:style-name="P14"/>
      <text:p text:style-name="P15">rostopic pub -1 /lets_rumble std_msgs/Bool -- 'false'</text:p>
      <text:p text:style-name="P1"/>
      <text:p text:style-name="P1">rosrun rosserial_python serial_node.py _port:=/dev/ttyACM0</text:p>
      <text:p text:style-name="P1"/>
      <text:p text:style-name="P3">OR</text:p>
      <text:p text:style-name="P1"/>
      <text:p text:style-name="P2">rosrun rosserial_python serial_node.py _port:=/dev/ttyACM<text:span text:style-name="T1">1</text:span></text:p>
      <text:p text:style-name="P2"/>
      <text:p text:style-name="P5">catkin_create_pkg flash_<text:span text:style-name="T3">ai</text:span> rospy roscpp rosserial_arduino rosserial_client rosserial_embeddedlinux rosserial_msgs rosserial_python rosserial_server rosserial_windows rosserial_xbee std_msgs <text:span text:style-name="T2">geometry_msgs nav_msgs tf sensor_msgs opengl</text:span></text:p>
      <text:p text:style-name="P5"/>
      <text:p text:style-name="P5"/>
      <text:p text:style-name="P5"/>
      <text:p text:style-name="P22">cmake --help-module FindBoost</text:p>
      <text:p text:style-name="P8"/>
      <text:p text:style-name="P20"/>
      <text:p text:style-name="P10">EXTRA CRAFT TURTLEBOT AI</text:p>
      <text:p text:style-name="P10"/>
      <text:p text:style-name="P11"/>
      <text:p text:style-name="P4"/>
      <text:p text:style-name="P4"/>
      <text:p text:style-name="P9">roslaunch turtlebot_dashboard turtlebot_dashboard.launch</text:p>
      <text:p text:style-name="P9"/>
      <text:p text:style-name="P9">roslaunch turtlebot_gazebo turtlebot_world.launch</text:p>
      <text:p text:style-name="P9"/>
      <text:p text:style-name="P9">roslaunch turtlebot_stage turtlebot_in_stage.launch</text:p>
      <text:p text:style-name="P9"/>
      <text:p text:style-name="P19">roslaunch turtlebot_teleop keyboard_teleop.launch</text:p>
      <text:p text:style-name="P21"/>
      <text:p text:style-name="P12"><text:span text:style-name="T5">geometry_msgs nav_msgs roscpp rospy sensor_msgs std_msgs tf </text:span><text:span text:style-name="T4">kobuki_node actionlib_msgs kobuki_random_walker kobuki_safety_controller <text:s/>random_numbers smart_battery_msgs map_msgs map_server rocon_app_manager_msgs std_msgs ar_track_alvar_msgs rocon_interaction_msgs visualization_msgs <text:s text:c="24"/>rocon_service_pair_msgs move_base rocon_std_msgs gazebo_msgs move_base_msgs gazebo_plugins stereo_msgs global_planner gmapping rosgraph_msgs tf2_msgs control_msgs turtlebot_actions turtlebot_calibration kobuki_auto_docking turtlebot_follower kobuki_bumper2pc turtlebot_msgs yocs_msgs kobuki_dock_drive kobuki_driver <text:s/>kobuki_msgs sensor_msgs </text:span><text:s text:c="33"/></text:p>
      <text:p text:style-name="P9"/>
      <text:p text:style-name="P7"/>
      <text:p text:style-name="P7"/>
      <text:p text:style-name="P13">find_package(catkin REQUIRED COMPONENTS</text:p>
      <text:p text:style-name="P13"><text:s text:c="2"/></text:p>
      <text:p text:style-name="P13">)</text:p>
      <text:p text:style-name="P13"/>
      <text:p text:style-name="P16">ASSIGNEMENT</text:p>
      <text:p text:style-name="P16"/>
      <text:p text:style-name="P6">catkin_create_pkg <text:span text:style-name="T6">ros</text:span>_<text:span text:style-name="T3">assignment</text:span> rospy roscpp rosserial_arduino rosserial_client rosserial_embeddedlinux rosserial_msgs rosserial_python rosserial_server rosserial_windows rosserial_xbee std_msgs <text:span text:style-name="T2">geometry_msgs nav_msgs tf sensor_ms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1:05:27.905161082</meta:creation-date>
    <meta:editing-duration>PT2H13M32S</meta:editing-duration>
    <meta:editing-cycles>17</meta:editing-cycles>
    <meta:generator>LibreOffice/4.2.8.2$Linux_X86_64 LibreOffice_project/420m0$Build-2</meta:generator>
    <dc:date>2016-08-22T01:27:09.375805282</dc:date>
    <meta:document-statistic meta:table-count="0" meta:image-count="0" meta:object-count="0" meta:page-count="1" meta:paragraph-count="21" meta:word-count="130" meta:character-count="1745" meta:non-whitespace-character-count="1573"/>
  </office:meta>
</office:document-meta>
</file>